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e6e6e6" draw:textarea-horizontal-align="center" draw:textarea-vertical-align="bottom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e6e6e6" draw:textarea-horizontal-align="center" draw:textarea-vertical-align="middle" draw:shadow="hidden"/>
    </style:style>
    <style:style style:name="gr7" style:family="graphic" style:parent-style-name="standard">
      <style:graphic-properties draw:fill-color="#e6e6e6" draw:textarea-horizontal-align="center" draw:textarea-vertical-align="middle" draw:shadow="hidden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fill-color="#ffffff" fo:min-height="0.518cm"/>
    </style:style>
    <style:style style:name="gr10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none" draw:textarea-horizontal-align="center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text-properties fo:font-size="14pt"/>
    </style:style>
    <style:style style:name="T1" style:family="text">
      <style:text-properties fo:font-size="12pt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583cm" svg:y1="2.328cm" svg:x2="10.583cm" svg:y2="21.378cm">
          <text:p text:style-name="P2"/>
        </draw:line>
        <draw:frame draw:style-name="gr2" draw:layer="layout" svg:width="4.452cm" svg:height="1.017cm" svg:x="3.598cm" svg:y="1.058cm">
          <draw:text-box>
            <text:p text:style-name="P2">EMF/Omondo</text:p>
          </draw:text-box>
        </draw:frame>
        <draw:frame draw:style-name="gr2" draw:layer="layout" svg:width="2.898cm" svg:height="1.017cm" svg:x="14.035cm" svg:y="1.058cm">
          <draw:text-box>
            <text:p text:style-name="P2">Kermeta</text:p>
          </draw:text-box>
        </draw:frame>
        <draw:rect draw:style-name="gr3" draw:text-style-name="P4" draw:layer="layout" svg:width="3.81cm" svg:height="4.445cm" svg:x="2.863cm" svg:y="3.663cm">
          <text:p text:style-name="P3"><text:span text:style-name="T1">Omondo editor</text:span></text:p>
        </draw:rect>
        <draw:rect draw:style-name="gr3" draw:text-style-name="P4" draw:layer="layout" svg:width="3.81cm" svg:height="4.445cm" svg:x="2.963cm" svg:y="8.678cm">
          <text:p text:style-name="P3"><text:span text:style-name="T1">Reflective editor</text:span></text:p>
        </draw:rect>
        <draw:custom-shape draw:style-name="gr4" draw:text-style-name="P1" draw:id="id1" draw:layer="layout" svg:width="1.27cm" svg:height="0.635cm" svg:x="3.198cm" svg:y="3.998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1" draw:id="id2" draw:layer="layout" svg:width="1.27cm" svg:height="0.635cm" svg:x="3.198cm" svg:y="5.668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1" draw:id="id3" draw:layer="layout" svg:width="1.27cm" svg:height="0.635cm" svg:x="5.003cm" svg:y="6.403cm">
          <text:p text:style-name="P2"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833cm" svg:y1="4.633cm" svg:x2="3.833cm" svg:y2="5.668cm" draw:start-shape="id1" draw:start-glue-point="2" draw:end-shape="id2" draw:end-glue-point="0">
          <text:p text:style-name="P2"/>
        </draw:connector>
        <draw:connector draw:style-name="gr5" draw:text-style-name="P1" draw:layer="layout" svg:x1="4.468cm" svg:y1="5.985cm" svg:x2="5.003cm" svg:y2="6.72cm" draw:start-shape="id2" draw:start-glue-point="1" draw:end-shape="id3" draw:end-glue-point="3">
          <text:p text:style-name="P2"/>
        </draw:connector>
        <draw:line draw:style-name="gr5" draw:text-style-name="P1" draw:layer="layout" svg:x1="3.298cm" svg:y1="9.513cm" svg:x2="3.298cm" svg:y2="12.053cm">
          <text:p text:style-name="P2"/>
        </draw:line>
        <draw:line draw:style-name="gr5" draw:text-style-name="P1" draw:layer="layout" svg:x1="3.298cm" svg:y1="10.148cm" svg:x2="3.933cm" svg:y2="10.148cm">
          <text:p text:style-name="P2"/>
        </draw:line>
        <draw:rect draw:style-name="gr6" draw:text-style-name="P3" draw:id="id4" draw:layer="layout" svg:width="5.08cm" svg:height="1.905cm" svg:x="13.758cm" svg:y="7.803cm">
          <text:p text:style-name="P3">meta-model<text:line-break/>(executable)</text:p>
        </draw:rect>
        <draw:rect draw:style-name="gr7" draw:text-style-name="P3" draw:id="id5" draw:layer="layout" svg:width="3.81cm" svg:height="4.445cm" svg:x="2.963cm" svg:y="16.298cm">
          <text:p text:style-name="P2"/>
        </draw:rect>
        <draw:line draw:style-name="gr8" draw:text-style-name="P1" draw:layer="layout" svg:x1="4.868cm" svg:y1="13.758cm" svg:x2="4.868cm" svg:y2="16.298cm">
          <text:p text:style-name="P2"/>
        </draw:line>
        <draw:frame draw:style-name="gr2" draw:text-style-name="P5" draw:layer="layout" svg:width="5.176cm" svg:height="0.767cm" svg:x="4.868cm" svg:y="15.028cm">
          <draw:text-box>
            <text:p text:style-name="P2"><text:span text:style-name="T1">Create dynamic instance</text:span></text:p>
          </draw:text-box>
        </draw:frame>
        <draw:connector draw:style-name="gr8" draw:text-style-name="P1" draw:layer="layout" draw:line-skew="1.587cm" svg:x1="13.758cm" svg:y1="8.755cm" svg:x2="6.773cm" svg:y2="18.52cm" draw:start-shape="id4" draw:start-glue-point="3" draw:end-shape="id5" draw:end-glue-point="1">
          <text:p text:style-name="P2"/>
        </draw:connector>
        <draw:frame draw:style-name="gr9" draw:text-style-name="P2" draw:layer="layout" svg:width="3.175cm" svg:height="0.768cm" svg:x="8.678cm" svg:y="17.568cm">
          <draw:text-box>
            <text:p text:style-name="P2"><text:span text:style-name="T1">Execute </text:span></text:p>
          </draw:text-box>
        </draw:frame>
        <draw:rect draw:style-name="gr6" draw:text-style-name="P3" draw:id="id6" draw:layer="layout" svg:width="5.08cm" svg:height="1.905cm" svg:x="13.758cm" svg:y="12.488cm">
          <text:p text:style-name="P3">transfo</text:p>
        </draw:rect>
        <draw:connector draw:style-name="gr8" draw:text-style-name="P1" draw:layer="layout" svg:x1="18.838cm" svg:y1="13.44cm" svg:x2="6.91cm" svg:y2="19.231cm" draw:start-shape="id6" draw:start-glue-point="1">
          <text:p text:style-name="P2"/>
        </draw:connector>
        <draw:frame draw:style-name="gr9" draw:text-style-name="P2" draw:layer="layout" svg:width="5.08cm" svg:height="0.768cm" svg:x="13.123cm" svg:y="18.303cm">
          <draw:text-box>
            <text:p text:style-name="P2"><text:span text:style-name="T1">Transform &amp; re-execute</text:span></text:p>
          </draw:text-box>
        </draw:frame>
        <draw:line draw:style-name="gr5" draw:text-style-name="P1" draw:layer="layout" svg:x1="3.598cm" svg:y1="17.413cm" svg:x2="3.598cm" svg:y2="19.473cm">
          <text:p text:style-name="P2"/>
        </draw:line>
        <draw:line draw:style-name="gr5" draw:text-style-name="P1" draw:layer="layout" svg:x1="3.598cm" svg:y1="18.748cm" svg:x2="4.868cm" svg:y2="18.748cm">
          <text:p text:style-name="P2"/>
        </draw:line>
        <draw:line draw:style-name="gr5" draw:text-style-name="P1" draw:layer="layout" svg:x1="3.598cm" svg:y1="18.148cm" svg:x2="4.868cm" svg:y2="18.148cm">
          <text:p text:style-name="P2"/>
        </draw:line>
        <draw:line draw:style-name="gr5" draw:text-style-name="P1" draw:layer="layout" svg:x1="3.598cm" svg:y1="17.648cm" svg:x2="4.868cm" svg:y2="17.648cm">
          <text:p text:style-name="P2"/>
        </draw:line>
        <draw:line draw:style-name="gr5" draw:text-style-name="P1" draw:layer="layout" svg:x1="3.598cm" svg:y1="19.448cm" svg:x2="4.868cm" svg:y2="19.448cm">
          <text:p text:style-name="P2"/>
        </draw:line>
        <draw:line draw:style-name="gr5" draw:text-style-name="P1" draw:layer="layout" svg:x1="3.598cm" svg:y1="17.648cm" svg:x2="4.868cm" svg:y2="17.648cm">
          <text:p text:style-name="P2"/>
        </draw:line>
        <draw:frame draw:style-name="gr9" draw:text-style-name="P2" draw:layer="layout" svg:width="1.27cm" svg:height="0.768cm" svg:x="4.868cm" svg:y="17.3cm">
          <draw:text-box>
            <text:p text:style-name="P2"><text:span text:style-name="T1">s0</text:span></text:p>
          </draw:text-box>
        </draw:frame>
        <draw:frame draw:style-name="gr9" draw:text-style-name="P2" draw:layer="layout" svg:width="1.27cm" svg:height="0.768cm" svg:x="4.868cm" svg:y="17.8cm">
          <draw:text-box>
            <text:p text:style-name="P2"><text:span text:style-name="T1">s1</text:span></text:p>
          </draw:text-box>
        </draw:frame>
        <draw:frame draw:style-name="gr9" draw:text-style-name="P2" draw:layer="layout" svg:width="1.27cm" svg:height="0.768cm" svg:x="4.868cm" svg:y="18.3cm">
          <draw:text-box>
            <text:p text:style-name="P2"><text:span text:style-name="T1">s2</text:span></text:p>
          </draw:text-box>
        </draw:frame>
        <draw:frame draw:style-name="gr9" draw:text-style-name="P2" draw:layer="layout" svg:width="2.97cm" svg:height="0.768cm" svg:x="3.168cm" svg:y="16.7cm">
          <draw:text-box>
            <text:p text:style-name="P2"><text:span text:style-name="T1">a_fsm</text:span></text:p>
          </draw:text-box>
        </draw:frame>
        <draw:rect draw:style-name="gr6" draw:text-style-name="P3" draw:layer="layout" svg:width="5.08cm" svg:height="1.905cm" svg:x="13.758cm" svg:y="3.104cm">
          <text:p text:style-name="P3">meta-model<text:line-break/>(“static”)</text:p>
        </draw:rect>
        <draw:frame draw:style-name="gr9" draw:text-style-name="P2" draw:layer="layout" svg:width="4.445cm" svg:height="0.768cm" svg:x="2.963cm" svg:y="8.678cm">
          <draw:text-box>
            <text:p text:style-name="P2"><text:span text:style-name="T1">FiniteAutomaton</text:span></text:p>
          </draw:text-box>
        </draw:frame>
        <draw:frame draw:style-name="gr9" draw:text-style-name="P2" draw:layer="layout" svg:width="2.54cm" svg:height="0.768cm" svg:x="3.733cm" svg:y="9.713cm">
          <draw:text-box>
            <text:p text:style-name="P2"><text:span text:style-name="T1">State [0..*]</text:span></text:p>
          </draw:text-box>
        </draw:frame>
        <draw:line draw:style-name="gr5" draw:text-style-name="P1" draw:layer="layout" svg:x1="3.299cm" svg:y1="10.748cm" svg:x2="3.934cm" svg:y2="10.748cm">
          <text:p text:style-name="P2"/>
        </draw:line>
        <draw:line draw:style-name="gr5" draw:text-style-name="P1" draw:layer="layout" svg:x1="3.299cm" svg:y1="11.448cm" svg:x2="3.934cm" svg:y2="11.448cm">
          <text:p text:style-name="P2"/>
        </draw:line>
        <draw:frame draw:style-name="gr9" draw:text-style-name="P2" draw:layer="layout" svg:width="4.445cm" svg:height="0.768cm" svg:x="3.733cm" svg:y="10.413cm">
          <draw:text-box>
            <text:p text:style-name="P2"><text:span text:style-name="T1">Transition [0..*]</text:span></text:p>
          </draw:text-box>
        </draw:frame>
        <draw:frame draw:style-name="gr9" draw:text-style-name="P2" draw:layer="layout" svg:width="1.134cm" svg:height="0.768cm" svg:x="3.734cm" svg:y="11.113cm">
          <draw:text-box>
            <text:p text:style-name="P2"><text:span text:style-name="T1">...</text:span></text:p>
          </draw:text-box>
        </draw:frame>
        <draw:frame draw:style-name="gr9" draw:text-style-name="P2" draw:layer="layout" svg:width="1.134cm" svg:height="0.768cm" svg:x="4.934cm" svg:y="18.913cm">
          <draw:text-box>
            <text:p text:style-name="P2"><text:span text:style-name="T1">...</text:span></text:p>
          </draw:text-box>
        </draw:frame>
        <draw:line draw:style-name="gr8" draw:text-style-name="P1" draw:layer="layout" svg:x1="7.408cm" svg:y1="4.233cm" svg:x2="13.758cm" svg:y2="4.233cm">
          <text:p text:style-name="P2"/>
        </draw:line>
        <draw:frame draw:style-name="gr2" draw:text-style-name="P5" draw:layer="layout" svg:width="3.999cm" svg:height="1.283cm" svg:x="8.678cm" svg:y="2.963cm">
          <draw:text-box>
            <text:p text:style-name="P2"><text:span text:style-name="T1">Generate Kermeta</text:span><text:span text:style-name="T1"><text:line-break/></text:span><text:span text:style-name="T1">source code</text:span></text:p>
          </draw:text-box>
        </draw:frame>
        <draw:frame draw:style-name="gr2" draw:text-style-name="P5" draw:layer="layout" svg:width="3.245cm" svg:height="0.767cm" svg:x="16.389cm" svg:y="6.006cm">
          <draw:text-box>
            <text:p text:style-name="P2"><text:span text:style-name="T1">Add behaviour</text:span></text:p>
          </draw:text-box>
        </draw:frame>
        <draw:line draw:style-name="gr8" draw:text-style-name="P1" draw:layer="layout" svg:x1="16.298cm" svg:y1="5.203cm" svg:x2="16.298cm" svg:y2="7.743cm">
          <text:p text:style-name="P2"/>
        </draw:line>
        <draw:frame draw:style-name="gr10" draw:text-style-name="P2" draw:layer="layout" svg:width="1.095cm" svg:height="0.767cm" svg:x="8.678cm" svg:y="16.801cm">
          <draw:text-box>
            <text:p text:style-name="P2"><text:span text:style-name="T1">3.2</text:span></text:p>
          </draw:text-box>
        </draw:frame>
        <draw:frame draw:style-name="gr10" draw:text-style-name="P2" draw:layer="layout" svg:width="0.739cm" svg:height="0.767cm" svg:x="9.979cm" svg:y="16.802cm">
          <draw:text-box>
            <text:p text:style-name="P2"><text:span text:style-name="T1">4</text:span></text:p>
          </draw:text-box>
        </draw:frame>
        <draw:frame draw:style-name="gr10" draw:text-style-name="P2" draw:layer="layout" svg:width="0.739cm" svg:height="0.767cm" svg:x="5.399cm" svg:y="14.261cm">
          <draw:text-box>
            <text:p text:style-name="P2"><text:span text:style-name="T1">2</text:span></text:p>
          </draw:text-box>
        </draw:frame>
        <draw:frame draw:style-name="gr10" draw:text-style-name="P2" draw:layer="layout" svg:width="1.095cm" svg:height="0.767cm" svg:x="16.573cm" svg:y="5.271cm">
          <draw:text-box>
            <text:p text:style-name="P2"><text:span text:style-name="T1">3.1</text:span></text:p>
          </draw:text-box>
        </draw:frame>
        <draw:frame draw:style-name="gr10" draw:text-style-name="P2" draw:layer="layout" svg:width="0.739cm" svg:height="0.767cm" svg:x="7.939cm" svg:y="2.963cm">
          <draw:text-box>
            <text:p text:style-name="P2"><text:span text:style-name="T1">1</text:span></text:p>
          </draw:text-box>
        </draw:frame>
        <draw:frame draw:style-name="gr10" draw:text-style-name="P2" draw:layer="layout" svg:width="0.739cm" svg:height="0.767cm" svg:x="15.028cm" svg:y="17.568cm">
          <draw:text-box>
            <text:p text:style-name="P2"><text:span text:style-name="T1">5</text:span></text:p>
          </draw:text-box>
        </draw:frame>
        <draw:frame draw:style-name="gr10" draw:text-style-name="P2" draw:layer="layout" svg:width="0.714cm" svg:height="0.767cm" svg:x="1.769cm" svg:y="21.428cm">
          <draw:text-box>
            <text:p text:style-name="P2"><text:span text:style-name="T1">x</text:span></text:p>
          </draw:text-box>
        </draw:frame>
        <draw:frame draw:style-name="gr2" draw:text-style-name="P7" draw:layer="layout" svg:width="5.358cm" svg:height="0.852cm" svg:x="2.685cm" svg:y="21.378cm">
          <draw:text-box>
            <text:p text:style-name="P6"><text:span text:style-name="T2">Step of demonstration</text:span></text:p>
          </draw:text-box>
        </draw:frame>
        <draw:frame draw:style-name="gr10" draw:text-style-name="P2" draw:layer="layout" svg:width="0.739cm" svg:height="0.767cm" svg:x="16.029cm" svg:y="17.569cm">
          <draw:text-box>
            <text:p text:style-name="P2"><text:span text:style-name="T1">6</text:span></text:p>
          </draw:text-box>
        </draw:frame>
        <draw:rect draw:style-name="gr11" draw:text-style-name="P1" draw:layer="layout" svg:width="5.715cm" svg:height="11.43cm" svg:x="1.693cm" svg:y="2.328cm">
          <text:p text:style-name="P3">meta-model (views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423cm" fo:margin-right="0.45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m125$Build-8947</meta:generator>
    <meta:creation-date>2005-11-14T18:12:46</meta:creation-date>
    <dc:date>2005-11-16T16:17:35</dc:date>
    <dc:language>en-US</dc:language>
    <meta:editing-cycles>25</meta:editing-cycles>
    <meta:editing-duration>PT1H2M14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